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ries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iesIterator.set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NodeEntries.listIterator(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hildNodeEntries.remov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iesIterator.nex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iesIterator.Entries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NodeEntries.remove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NodeEntries.retainAll(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NodeEntries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NodeEntries.containsAll( Collection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hildNodeEntries.remove( Name nodeName , int index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EntriesIterator.previous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NodeEntries.add( int index , Objec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NodeEntries.set( int index , Objec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NodeEntries.removeAll( ChildNodeEntries oth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hildNodeEntries.to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riesIterator.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ildNodeEntries.get( Name nodeName , int inde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hildNodeEntries.ensureModifiabl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hildNodeEntries.get( Name nod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tries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ildNodeEntries.ge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NodeEntries.removeAll(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NodeEntries.addAll( List entries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ildNodeEntries.indexOf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ildNodeEntries.addAll(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NodeEntries.retainAll( ChildNodeEntries oth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hildNodeEntries.subList( int fromIndex , int to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NodeEntries.lastIndexOf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NodeEntries.toArray( Object [ ] a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EntriesIterator.add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NodeEntries.clon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hildNodeEntries.remove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NodeEntries.addAll( int index ,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NodeEntries.remove( NodeId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ildNodeEntries.get( Node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NodeEntries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iesIterator.has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NodeEntries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NodeEntries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NodeEntries.lis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ies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NodeEntries.add( Name nodeName , NodeId 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ChildNodeEntries.add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NodeEntries.remove( ChildNodeEntry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NodeEntries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ildNodeEntries.contains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ildNodeEntries.ChildNodeEnt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